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3">
        <text:h text:style-name="Heading_20_4" text:outline-level="4">Project Backup</text:h>
        <text:p text:style-name="Text_20_body_20_indent_20_Organon">Use the backup function of Organon ( File / Backup ) . A copy of the project is created in the project folder under Backups . The name of the project will be provided with date and time . The backup can be opened from this folder like any other Organon project .</text:p>
        <text:p text:style-name="Text_20_body_20_indent_20_Organon">Another option to create a backup is to copy the project to another location . The project folder must not be renamed !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78" meta:character-count="395"/>
    <dc:date>2015-05-09T09:56:14.38</dc:date>
    <meta:editing-duration>P0D</meta:editing-duration>
    <meta:editing-cycles>1</meta:editing-cycles>
    <meta:generator>OpenOffice/4.1.1$Win32 OpenOffice.org_project/411m6$Build-9775</meta:generator>
  </office:meta>
</office:document-meta>
</file>